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ext>Systime Orbithtxb opgave 9.1.1</mtext>
        </mtd>
      </mtr>
      <mtr>
        <mtd>
          <mrow>
            <mrow>
              <mi>F</mi>
              <mo stretchy="false">=</mo>
              <mn>189</mn>
            </mrow>
            <mi>N</mi>
          </mrow>
        </mtd>
      </mtr>
      <mtr>
        <mtd>
          <mrow>
            <mrow>
              <mi>θ</mi>
              <mo stretchy="false">=</mo>
              <mn>35</mn>
            </mrow>
            <mi>°</mi>
          </mrow>
        </mtd>
      </mtr>
      <mtr>
        <mtd>
          <mrow>
            <mrow>
              <mi>s</mi>
              <mo stretchy="false">=</mo>
              <mn>30</mn>
            </mrow>
            <mi>m</mi>
          </mrow>
        </mtd>
      </mtr>
      <mtr>
        <mtd>
          <mrow>
            <mrow>
              <mi>A</mi>
              <mo stretchy="false">=</mo>
              <mrow>
                <mi>F</mi>
                <mo stretchy="false">⋅</mo>
                <mi>s</mi>
                <mo stretchy="false">⋅</mo>
                <mi>cos</mi>
              </mrow>
            </mrow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189</mn>
            </mrow>
            <mrow>
              <mi>N</mi>
              <mo stretchy="false">∗</mo>
              <mn>30</mn>
            </mrow>
            <mrow>
              <mi>m</mi>
              <mo stretchy="false">∗</mo>
              <mi>cos</mi>
            </mrow>
            <mrow>
              <mo fence="true" form="prefix" stretchy="false">(</mo>
              <mrow>
                <mrow>
                  <mn>35</mn>
                  <mi>°</mi>
                </mrow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4644,59</mn>
            </mrow>
            <mi>J</mi>
          </mrow>
        </mtd>
      </mtr>
      <mtr>
        <mtd>
          <mrow/>
        </mtd>
      </mtr>
      <mtr>
        <mtd>
          <mtext>Systime Orbithtxb opgave 9.1.2</mtext>
        </mtd>
      </mtr>
      <mtr>
        <mtd>
          <mrow>
            <mrow>
              <mi>F</mi>
              <mo stretchy="false">=</mo>
              <mn>8500</mn>
            </mrow>
            <mi>N</mi>
          </mrow>
        </mtd>
      </mtr>
      <mtr>
        <mtd>
          <mrow>
            <mrow>
              <mi>v</mi>
              <mo stretchy="false">=</mo>
              <mn>7,5</mn>
            </mrow>
            <mrow>
              <mfrac>
                <mi mathvariant="italic">km</mi>
                <mi>t</mi>
              </mfrac>
              <mo stretchy="false">=</mo>
              <mn>2,08</mn>
            </mrow>
            <mfrac>
              <mi>m</mi>
              <mi>s</mi>
            </mfrac>
          </mrow>
        </mtd>
      </mtr>
      <mtr>
        <mtd>
          <mrow>
            <mrow>
              <mi>s</mi>
              <mo stretchy="false">=</mo>
              <mn>500</mn>
            </mrow>
            <mi>m</mi>
          </mrow>
        </mtd>
      </mtr>
      <mtr>
        <mtd>
          <mrow>
            <mrow>
              <mi>θ</mi>
              <mo stretchy="false">=</mo>
              <mn>0</mn>
            </mrow>
            <mi>°</mi>
          </mrow>
        </mtd>
      </mtr>
      <mtr>
        <mtd>
          <mrow>
            <mrow>
              <mi>A</mi>
              <mo stretchy="false">=</mo>
              <mrow>
                <mi>F</mi>
                <mo stretchy="false">⋅</mo>
                <mi>s</mi>
                <mo stretchy="false">⋅</mo>
                <mi>cos</mi>
              </mrow>
            </mrow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8500</mn>
            </mrow>
            <mrow>
              <mi>N</mi>
              <mo stretchy="false">⋅</mo>
              <mn>500</mn>
            </mrow>
            <mrow>
              <mi>m</mi>
              <mo stretchy="false">⋅</mo>
              <mi>cos</mi>
            </mrow>
            <mrow>
              <mo fence="true" form="prefix" stretchy="false">(</mo>
              <mrow>
                <mrow>
                  <mn>0</mn>
                  <mi>°</mi>
                </mrow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4250</mn>
            </mrow>
            <mi mathvariant="italic">kJ</mi>
          </mrow>
        </mtd>
      </mtr>
      <mtr>
        <mtd>
          <mrow>
            <mi>P</mi>
            <mo stretchy="false">=</mo>
            <mrow>
              <mi>F</mi>
              <mo stretchy="false">⋅</mo>
              <mi>v</mi>
            </mrow>
          </mrow>
        </mtd>
      </mtr>
      <mtr>
        <mtd>
          <mrow>
            <mrow>
              <mi>P</mi>
              <mo stretchy="false">=</mo>
              <mn>8500</mn>
            </mrow>
            <mrow>
              <mi>N</mi>
              <mo stretchy="false">⋅</mo>
              <mn>2,08</mn>
            </mrow>
            <mfrac>
              <mi>m</mi>
              <mi>s</mi>
            </mfrac>
          </mrow>
        </mtd>
      </mtr>
      <mtr>
        <mtd>
          <mrow>
            <mrow>
              <mi>P</mi>
              <mo stretchy="false">=</mo>
              <mn>17680</mn>
            </mrow>
            <mi>W</mi>
          </mrow>
        </mtd>
      </mtr>
      <mtr>
        <mtd>
          <mtext>Systime Orbithtxb opgave 9.5.1</mtext>
        </mtd>
      </mtr>
      <mtr>
        <mtd>
          <mrow>
            <msub>
              <mi>E</mi>
              <mi mathvariant="italic">kin</mi>
            </msub>
            <mo stretchy="false">=</mo>
            <mrow>
              <mfrac>
                <mn>1</mn>
                <mn>2</mn>
              </mfrac>
              <mo stretchy="false">⋅</mo>
              <mi>m</mi>
              <mo stretchy="false">⋅</mo>
              <msup>
                <mi>v</mi>
                <mn>2</mn>
              </msup>
            </mrow>
          </mrow>
        </mtd>
      </mtr>
      <mtr>
        <mtd>
          <mrow>
            <mi>m</mi>
            <mo stretchy="false">≈</mo>
            <mn>0</mn>
          </mrow>
        </mtd>
      </mtr>
      <mtr>
        <mtd>
          <mrow>
            <mrow>
              <mi>v</mi>
              <mo stretchy="false">=</mo>
              <mrow>
                <mn>1,43</mn>
                <mo stretchy="false">⋅</mo>
                <msup>
                  <mn>10</mn>
                  <mn>7</mn>
                </msup>
              </mrow>
            </mrow>
            <mfrac>
              <mi>m</mi>
              <mi>s</mi>
            </mfrac>
          </mrow>
        </mtd>
      </mtr>
      <mtr>
        <mtd>
          <mrow>
            <mrow>
              <msub>
                <mi>E</mi>
                <mi mathvariant="italic">kin</mi>
              </msub>
              <mo stretchy="false">=</mo>
              <mrow>
                <mn>1,43</mn>
                <mo stretchy="false">⋅</mo>
                <msup>
                  <mn>10</mn>
                  <mn>7</mn>
                </msup>
              </mrow>
            </mrow>
            <mrow>
              <mfrac>
                <mi>m</mi>
                <mi>s</mi>
              </mfrac>
              <mo stretchy="false">⋅</mo>
              <msup>
                <mn>0</mn>
                <mn>2</mn>
              </msup>
            </mrow>
          </mrow>
        </mtd>
      </mtr>
      <mtr>
        <mtd>
          <mrow>
            <mrow>
              <msub>
                <mi>E</mi>
                <mi mathvariant="italic">kin</mi>
              </msub>
              <mo stretchy="false">=</mo>
              <mn>0</mn>
            </mrow>
            <mi>J</mi>
          </mrow>
        </mtd>
      </mtr>
      <mtr>
        <mtd>
          <mrow/>
        </mtd>
      </mtr>
      <mtr>
        <mtd>
          <mtext>Systime Orbithtxb opgave 9.5.2</mtext>
        </mtd>
      </mtr>
      <mtr>
        <mtd>
          <mrow>
            <msub>
              <mi>E</mi>
              <mi mathvariant="italic">kin</mi>
            </msub>
            <mo stretchy="false">=</mo>
            <mrow>
              <mfrac>
                <mn>1</mn>
                <mn>2</mn>
              </mfrac>
              <mo stretchy="false">⋅</mo>
              <mi>m</mi>
              <mo stretchy="false">⋅</mo>
              <msup>
                <mi>v</mi>
                <mn>2</mn>
              </msup>
            </mrow>
          </mrow>
        </mtd>
      </mtr>
      <mtr>
        <mtd>
          <mrow>
            <mrow>
              <mi>m</mi>
              <mo stretchy="false">=</mo>
              <mn>1000</mn>
            </mrow>
            <mi mathvariant="italic">kg</mi>
          </mrow>
        </mtd>
      </mtr>
      <mtr>
        <mtd>
          <mrow>
            <mrow>
              <msub>
                <mi>v</mi>
                <mn>1</mn>
              </msub>
              <mo stretchy="false">=</mo>
              <mn>110</mn>
            </mrow>
            <mrow>
              <mfrac>
                <mi mathvariant="italic">km</mi>
                <mi>t</mi>
              </mfrac>
              <mo stretchy="false">=</mo>
              <mn>30,56</mn>
            </mrow>
            <mfrac>
              <mi>m</mi>
              <mi>s</mi>
            </mfrac>
          </mrow>
        </mtd>
      </mtr>
      <mtr>
        <mtd>
          <mrow>
            <mrow>
              <msub>
                <mi>v</mi>
                <mn>2</mn>
              </msub>
              <mo stretchy="false">=</mo>
              <mn>130</mn>
            </mrow>
            <mrow>
              <mfrac>
                <mi mathvariant="italic">km</mi>
                <mi>t</mi>
              </mfrac>
              <mo stretchy="false">=</mo>
              <mn>36,11</mn>
            </mrow>
            <mfrac>
              <mi>m</mi>
              <mi>s</mi>
            </mfrac>
          </mrow>
        </mtd>
      </mtr>
      <mtr>
        <mtd>
          <mrow>
            <mrow>
              <msub>
                <mi>E</mi>
                <mrow>
                  <mi mathvariant="italic">kin</mi>
                  <mn>1</mn>
                </mrow>
              </msub>
              <mo stretchy="false">=</mo>
              <mrow>
                <mfrac>
                  <mn>1</mn>
                  <mn>2</mn>
                </mfrac>
                <mo stretchy="false">⋅</mo>
                <mn>1000</mn>
              </mrow>
            </mrow>
            <mrow>
              <mrow>
                <mi mathvariant="italic">kg</mi>
                <mo stretchy="false">⋅</mo>
                <msup>
                  <mrow>
                    <mo fence="true" form="prefix" stretchy="false">(</mo>
                    <mrow>
                      <mrow>
                        <mn>30,56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row>
              <mo stretchy="false">=</mo>
              <mn>466955</mn>
            </mrow>
            <mi>J</mi>
          </mrow>
        </mtd>
      </mtr>
      <mtr>
        <mtd>
          <mrow>
            <mrow>
              <msub>
                <mi>E</mi>
                <mrow>
                  <mi mathvariant="italic">kin</mi>
                  <mn>2</mn>
                </mrow>
              </msub>
              <mo stretchy="false">=</mo>
              <mrow>
                <mfrac>
                  <mn>1</mn>
                  <mn>2</mn>
                </mfrac>
                <mo stretchy="false">⋅</mo>
                <mn>1000</mn>
              </mrow>
            </mrow>
            <mrow>
              <mrow>
                <mi mathvariant="italic">kg</mi>
                <mo stretchy="false">⋅</mo>
                <msup>
                  <mrow>
                    <mo fence="true" form="prefix" stretchy="false">(</mo>
                    <mrow>
                      <mrow>
                        <mn>36,11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row>
              <mo stretchy="false">=</mo>
              <mn>651966</mn>
            </mrow>
            <mi>J</mi>
          </mrow>
        </mtd>
      </mtr>
      <mtr>
        <mtd>
          <mrow>
            <mrow>
              <mfrac>
                <msub>
                  <mi>E</mi>
                  <mrow>
                    <mi mathvariant="italic">kin</mi>
                    <mn>1</mn>
                  </mrow>
                </msub>
                <msub>
                  <mi>E</mi>
                  <mrow>
                    <mi mathvariant="italic">kin</mi>
                    <mn>2</mn>
                  </mrow>
                </msub>
              </mfrac>
              <mo stretchy="false">=</mo>
              <mfrac>
                <mrow>
                  <mn>466955</mn>
                  <mi>J</mi>
                </mrow>
                <mrow>
                  <mn>651966</mn>
                  <mi>J</mi>
                </mrow>
              </mfrac>
              <mo stretchy="false">=</mo>
              <mn>71,62</mn>
            </mrow>
            <mtext>%</mtext>
          </mrow>
        </mtd>
      </mtr>
      <mtr>
        <mtd>
          <mrow>
            <mrow>
              <mfrac>
                <mrow>
                  <mrow>
                    <mfrac>
                      <mn>1</mn>
                      <mn>2</mn>
                    </mfrac>
                    <mo stretchy="false">⋅</mo>
                    <mn>1000</mn>
                  </mrow>
                  <mrow>
                    <mi mathvariant="italic">kg</mi>
                    <mo stretchy="false">⋅</mo>
                    <msup>
                      <mrow>
                        <mo fence="true" form="prefix" stretchy="false">(</mo>
                        <mrow>
                          <mrow>
                            <mn>30,56</mn>
                            <mfrac>
                              <mi>m</mi>
                              <mi>s</mi>
                            </mfrac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row>
                  <mrow>
                    <mfrac>
                      <mn>1</mn>
                      <mn>2</mn>
                    </mfrac>
                    <mo stretchy="false">⋅</mo>
                    <mn>1000</mn>
                  </mrow>
                  <mrow>
                    <mi mathvariant="italic">kg</mi>
                    <mo stretchy="false">⋅</mo>
                    <msup>
                      <mrow>
                        <mo fence="true" form="prefix" stretchy="false">(</mo>
                        <mrow>
                          <mrow>
                            <mn>36,11</mn>
                            <mfrac>
                              <mi>m</mi>
                              <mi>s</mi>
                            </mfrac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frac>
              <mo stretchy="false">=</mo>
              <mfrac>
                <msup>
                  <mrow>
                    <mo fence="true" form="prefix" stretchy="false">(</mo>
                    <mrow>
                      <mrow>
                        <mn>30,56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  <msup>
                  <mrow>
                    <mo fence="true" form="prefix" stretchy="false">(</mo>
                    <mrow>
                      <mrow>
                        <mn>36,11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frac>
              <mo stretchy="false">=</mo>
              <mn>71,62</mn>
            </mrow>
            <mtext>%</mtext>
          </mrow>
        </mtd>
      </mtr>
      <mtr>
        <mtd>
          <mrow/>
        </mtd>
      </mtr>
      <mtr>
        <mtd>
          <mtext>Systime Orbithtxb opgave 9.6.2</mtext>
        </mtd>
      </mtr>
      <mtr>
        <mtd>
          <mrow>
            <msub>
              <mi>E</mi>
              <mi mathvariant="italic">pot</mi>
            </msub>
            <mo stretchy="false">=</mo>
            <mrow>
              <mi>m</mi>
              <mo stretchy="false">⋅</mo>
              <mi>g</mi>
              <mo stretchy="false">⋅</mo>
              <mi>h</mi>
            </mrow>
          </mrow>
        </mtd>
      </mtr>
      <mtr>
        <mtd>
          <mrow>
            <mrow>
              <mi>m</mi>
              <mo stretchy="false">=</mo>
              <mn>100</mn>
            </mrow>
            <mrow>
              <mi>g</mi>
              <mo stretchy="false">=</mo>
              <mn>0,1</mn>
            </mrow>
            <mi mathvariant="italic">kg</mi>
          </mrow>
        </mtd>
      </mtr>
      <mtr>
        <mtd>
          <mrow>
            <mrow>
              <mi>h</mi>
              <mo stretchy="false">=</mo>
              <mn>35,0</mn>
            </mrow>
            <mi>m</mi>
          </mrow>
        </mtd>
      </mtr>
      <mtr>
        <mtd>
          <mrow>
            <mrow>
              <mi>g</mi>
              <mo stretchy="false">=</mo>
              <mn>9,82</mn>
            </mrow>
            <mfrac>
              <mi>m</mi>
              <msup>
                <mi>s</mi>
                <mn>2</mn>
              </msup>
            </mfrac>
          </mrow>
        </mtd>
      </mtr>
      <mtr>
        <mtd>
          <mrow>
            <mrow>
              <msub>
                <mi>E</mi>
                <mi mathvariant="italic">pot</mi>
              </msub>
              <mo stretchy="false">=</mo>
              <mn>0,1</mn>
            </mrow>
            <mrow>
              <mi mathvariant="italic">kg</mi>
              <mo stretchy="false">⋅</mo>
              <mn>9,82</mn>
            </mrow>
            <mrow>
              <mfrac>
                <mi>m</mi>
                <msup>
                  <mi>s</mi>
                  <mn>2</mn>
                </msup>
              </mfrac>
              <mo stretchy="false">⋅</mo>
              <mn>35,0</mn>
            </mrow>
            <mi>m</mi>
          </mrow>
        </mtd>
      </mtr>
      <mtr>
        <mtd>
          <mrow>
            <mrow>
              <msub>
                <mi>E</mi>
                <mi mathvariant="italic">pot</mi>
              </msub>
              <mo stretchy="false">=</mo>
              <mn>34,37</mn>
            </mrow>
            <mi>J</mi>
          </mrow>
        </mtd>
      </mtr>
      <mtr>
        <mtd>
          <mrow/>
        </mtd>
      </mtr>
      <mtr>
        <mtd>
          <mtext>Systime Orbithtxa opgave 2.5.1</mtext>
        </mtd>
      </mtr>
      <mtr>
        <mtd>
          <mrow>
            <mrow>
              <mi>M</mi>
              <mo stretchy="false">=</mo>
              <mi>F</mi>
            </mrow>
            <mi>r</mi>
          </mrow>
        </mtd>
      </mtr>
      <mtr>
        <mtd>
          <mrow>
            <mrow>
              <mi>F</mi>
              <mo stretchy="false">=</mo>
              <mi>m</mi>
            </mrow>
            <mi>g</mi>
          </mrow>
        </mtd>
      </mtr>
      <mtr>
        <mtd>
          <mrow>
            <mrow>
              <mi>m</mi>
              <mo stretchy="false">=</mo>
              <mn>62</mn>
            </mrow>
            <mi mathvariant="italic">kg</mi>
          </mrow>
        </mtd>
      </mtr>
      <mtr>
        <mtd>
          <mrow>
            <mrow>
              <mi>g</mi>
              <mo stretchy="false">=</mo>
              <mn>9,82</mn>
            </mrow>
            <mfrac>
              <mi>m</mi>
              <msup>
                <mi>s</mi>
                <mn>2</mn>
              </msup>
            </mfrac>
          </mrow>
        </mtd>
      </mtr>
      <mtr>
        <mtd>
          <mrow>
            <mrow>
              <mi>F</mi>
              <mo stretchy="false">=</mo>
              <mn>62</mn>
            </mrow>
            <mi mathvariant="italic">kg</mi>
            <mn>9,82</mn>
            <mfrac>
              <mi>m</mi>
              <msup>
                <mi>s</mi>
                <mn>2</mn>
              </msup>
            </mfrac>
          </mrow>
        </mtd>
      </mtr>
      <mtr>
        <mtd>
          <mrow>
            <mrow>
              <mi>F</mi>
              <mo stretchy="false">=</mo>
              <mn>608,84</mn>
            </mrow>
            <mi>N</mi>
          </mrow>
        </mtd>
      </mtr>
      <mtr>
        <mtd>
          <mrow>
            <mrow>
              <mi>r</mi>
              <mo stretchy="false">=</mo>
              <mn>34</mn>
            </mrow>
            <mrow>
              <mi mathvariant="italic">cm</mi>
              <mo stretchy="false">=</mo>
              <mn>0,34</mn>
            </mrow>
            <mi>m</mi>
          </mrow>
        </mtd>
      </mtr>
      <mtr>
        <mtd>
          <mrow>
            <mrow>
              <mi>M</mi>
              <mo stretchy="false">=</mo>
              <mn>608,82</mn>
            </mrow>
            <mi>N</mi>
            <mn>0,34</mn>
            <mi>m</mi>
          </mrow>
        </mtd>
      </mtr>
      <mtr>
        <mtd>
          <mtext>vandret:</mtext>
        </mtd>
      </mtr>
      <mtr>
        <mtd>
          <mrow>
            <mrow>
              <mi>M</mi>
              <mo stretchy="false">=</mo>
              <mn>207,01</mn>
            </mrow>
            <mi mathvariant="italic">Nm</mi>
          </mrow>
        </mtd>
      </mtr>
      <mtr>
        <mtd>
          <mrow>
            <mrow>
              <mi>M</mi>
              <mo stretchy="false">=</mo>
              <mi>F</mi>
            </mrow>
            <mi>r</mi>
            <mi>sin</mi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row>
              <mi>M</mi>
              <mo stretchy="false">=</mo>
              <mn>608,84</mn>
            </mrow>
            <mi>N</mi>
            <mn>0,34</mn>
            <mi>m</mi>
            <mi>sin</mi>
            <mrow>
              <mrow>
                <mo fence="true" form="prefix" stretchy="false">(</mo>
                <mrow>
                  <mrow>
                    <mn>90</mn>
                    <mi>°</mi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row>
              <mi>M</mi>
              <mo stretchy="false">=</mo>
              <mn>608,84</mn>
            </mrow>
            <mi>N</mi>
            <mn>0,34</mn>
            <mi>m</mi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n>90</mn>
                    </mrow>
                    <mi>°</mi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row>
              <mi>M</mi>
              <mo stretchy="false">=</mo>
              <mn>608,84</mn>
            </mrow>
            <mi>N</mi>
            <mn>0,34</mn>
            <mi>m</mi>
            <mi>sin</mi>
            <mrow>
              <mrow>
                <mo fence="true" form="prefix" stretchy="false">(</mo>
                <mrow>
                  <mrow>
                    <mn>50</mn>
                    <mi>°</mi>
                  </mrow>
                </mrow>
                <mo fence="true" form="postfix" stretchy="false">)</mo>
              </mrow>
              <mo stretchy="false">=</mo>
              <mi>?</mi>
            </mrow>
          </mrow>
        </mtd>
      </mtr>
      <mtr>
        <mtd>
          <mrow/>
        </mtd>
      </mtr>
      <mtr>
        <mtd>
          <mtext>Systime Orbithtxa opgave 2.9.1</mtext>
        </mtd>
      </mtr>
      <mtr>
        <mtd>
          <mrow>
            <mrow>
              <msub>
                <mi>m</mi>
                <mi mathvariant="italic">pers</mi>
              </msub>
              <mo stretchy="false">=</mo>
              <mn>73,5</mn>
            </mrow>
            <mi mathvariant="italic">kg</mi>
          </mrow>
        </mtd>
      </mtr>
      <mtr>
        <mtd>
          <mrow>
            <mrow>
              <mi>L</mi>
              <mo stretchy="false">=</mo>
              <mn>5</mn>
            </mrow>
            <mi>m</mi>
          </mrow>
        </mtd>
      </mtr>
      <mtr>
        <mtd>
          <mrow>
            <mrow>
              <msub>
                <mi>L</mi>
                <mi mathvariant="italic">bolt</mi>
              </msub>
              <mo stretchy="false">=</mo>
              <mn>2</mn>
            </mrow>
            <mi>m</mi>
          </mrow>
        </mtd>
      </mtr>
      <mtr>
        <mtd>
          <mrow>
            <mrow>
              <msub>
                <mi>L</mi>
                <mi mathvariant="italic">pers</mi>
              </msub>
              <mo stretchy="false">=</mo>
              <mrow>
                <mi>L</mi>
                <mo stretchy="false">−</mo>
                <msub>
                  <mi>L</mi>
                  <mi mathvariant="italic">bolt</mi>
                </msub>
              </mrow>
              <mo stretchy="false">=</mo>
              <mn>5</mn>
            </mrow>
            <mrow>
              <mi>m</mi>
              <mo stretchy="false">−</mo>
              <mn>2</mn>
            </mrow>
            <mrow>
              <mi>m</mi>
              <mo stretchy="false">=</mo>
              <mn>3</mn>
            </mrow>
            <mi>m</mi>
          </mrow>
        </mtd>
      </mtr>
      <mtr>
        <mtd>
          <mrow>
            <mrow>
              <msub>
                <mi>F</mi>
                <mi mathvariant="italic">tpers</mi>
              </msub>
              <mo stretchy="false">=</mo>
              <msub>
                <mi>m</mi>
                <mi mathvariant="italic">pers</mi>
              </msub>
            </mrow>
            <mrow>
              <mi>g</mi>
              <mo stretchy="false">=</mo>
              <mn>73,5</mn>
            </mrow>
            <mi mathvariant="italic">kg</mi>
            <mn>9,82</mn>
            <mrow>
              <mfrac>
                <mi>N</mi>
                <mi mathvariant="italic">kg</mi>
              </mfrac>
              <mo stretchy="false">=</mo>
              <mn>721,77</mn>
            </mrow>
            <mi>N</mi>
          </mrow>
        </mtd>
      </mtr>
      <mtr>
        <mtd>
          <mrow>
            <mrow>
              <mo stretchy="false">∑</mo>
              <mi mathvariant="italic">Fy</mi>
            </mrow>
            <mo stretchy="false">=</mo>
            <mrow>
              <msub>
                <mi>F</mi>
                <mi mathvariant="italic">tpers</mi>
              </msub>
              <mo stretchy="false">+</mo>
              <msub>
                <mi>F</mi>
                <mi mathvariant="italic">Nmidte</mi>
              </msub>
              <mo stretchy="false">+</mo>
              <msub>
                <mi>F</mi>
                <mi mathvariant="italic">Nbolt</mi>
              </msub>
            </mrow>
          </mrow>
        </mtd>
      </mtr>
      <mtr>
        <mtd>
          <mrow>
            <mrow>
              <mo stretchy="false">∑</mo>
              <msub>
                <mi>F</mi>
                <mi>x</mi>
              </msub>
            </mrow>
            <mo stretchy="false">=</mo>
            <mn>0</mn>
          </mrow>
        </mtd>
      </mtr>
      <mtr>
        <mtd>
          <mrow>
            <mrow>
              <mo stretchy="false">∑</mo>
              <mi>M</mi>
            </mrow>
            <mo stretchy="false">=</mo>
            <msub>
              <mi>M</mi>
              <mrow/>
            </msub>
          </mrow>
        </mtd>
      </mtr>
    </mtable>
    <annotation encoding="StarMath 5.0">
"Systime Orbithtxb opgave 9.1.1"
newline
F = 189 N
newline 
%theta = 35 °
newline
s = 30m
newline
A = F cdot s cdot cos( %theta )
newline
A = 189 N * 30 m * cos( 35 ° )
newline
A = 4644,59 J
newline
newline
"Systime Orbithtxb opgave 9.1.2"
newline
F = 8500 N
newline
v = 7,5 km over t = 2,08 m over s
newline
s = 500 m
newline
%theta = 0°
newline
A = F cdot s cdot cos( %theta )
newline
A = 8500 N cdot 500 m cdot  cos( 0° )
newline
A = 4250 kJ
newline
P = F cdot v
newline
P = 8500 N cdot 2,08 m over s
newline
P = 17680 W
newline
"Systime Orbithtxb opgave 9.5.1"
newline
E_kin = 1 over 2 cdot m cdot v sup 2
newline
m approx 0
newline
v = 1,43 cdot 10 sup 7 m over s
newline
E_kin = 1,43 cdot 10 sup 7 m over s cdot 0 sup 2
newline
E_kin = 0 J
newline
newline
"Systime Orbithtxb opgave 9.5.2"
newline
E_kin = 1 over 2 cdot m cdot v sup 2
newline
m = 1000 kg
newline
v_1 = 110 km over t = 30,56 m over s
newline
v_2 = 130 km over t = 36,11 m over s
newline
E_kin1 = 1 over 2 cdot 1000 kg cdot (30,56 m over s) sup 2 = 466955 J
newline
E_kin2 = 1 over 2 cdot 1000 kg cdot (36,11 m over s) sup 2 = 651966 J
newline
E_kin1 over E_kin2 = {466955 J} over { 651966 J } = 71,62 %
newline
{ 1 over 2 cdot 1000 kg cdot (30,56 m over s) sup 2 } over { 1 over 2 cdot 1000 kg cdot (36,11 m over s) sup 2 } = { (30,56 m over s) sup 2 } over { (36,11 m over s) sup 2 } = 71,62 %
newline
newline
"Systime Orbithtxb opgave 9.6.2"
newline
E_pot = m cdot g cdot h
newline
m = 100 g = 0,1 kg
newline
h = 35,0 m
newline
g = 9,82 m over s sup 2
newline
E_pot = 0,1 kg cdot 9,82 m over s sup 2 cdot 35,0 m
newline
E_pot = 34,37 J
newline
newline
"Systime Orbithtxa opgave 2.5.1"
newline
M = F r
newline
F = m g
newline
m = 62 kg
newline
g = 9,82 m over s sup 2
newline
F = 62 kg 9,82 m over s sup 2
newline
F = 608,84 N
newline
r = 34 cm = 0,34 m
newline
M = 608,82 N 0,34 m
newline
"vandret:"
newline
M = 207,01 Nm
newline
M = F r sin( %theta )
newline
M = 608,84 N 0,34 m sin( 90° ) = 0
newline
M = 608,84 N 0,34 m sin( -90° ) = 0
newline
M = 608,84 N 0,34 m sin( 50° ) = ?
newline
newline
"Systime Orbithtxa opgave 2.9.1"
newline
m_pers = 73,5 kg
newline
L=5 m
newline
L_bolt = 2 m
newline
L_pers = L - L_bolt = 5 m - 2 m = 3 m
newline
F_tpers = m_pers g = 73,5 kg 9,82 N over kg = 721,77 N
newline
sum Fy = F_tpers + F_Nmidte + F_Nbolt
newline
sum F_x = 0
newline
sum M = M_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1:36:04.945390477</meta:creation-date>
    <dc:date>2022-03-18T11:54:12.296644876</dc:date>
    <meta:editing-duration>PT18M33S</meta:editing-duration>
    <meta:editing-cycles>6</meta:editing-cycles>
    <meta:generator>LibreOffice/7.3.1.3$Linux_X86_64 LibreOffice_project/30$Build-3</meta:generator>
  </office:meta>
</office:document-meta>
</file>